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amian Lillard <text:s text:c="10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1.33254784526578" calcext:value-type="float">
            <text:p>1.33254784526578</text:p>
          </table:table-cell>
          <table:table-cell office:value-type="float" office:value="43.2" calcext:value-type="float">
            <text:p>43.2</text:p>
          </table:table-cell>
          <table:table-cell office:value-type="float" office:value="12000" calcext:value-type="float">
            <text:p>12000</text:p>
          </table:table-cell>
          <table:table-cell table:formula="of:=[.D2]*10000/[.F2]" office:value-type="float" office:value="1.11045653772148" calcext:value-type="float">
            <text:p>1.11045653772148</text:p>
          </table:table-cell>
          <table:table-cell table:formula="of:=[.D2]*[.E2]" office:value-type="float" office:value="57.5660669154817" calcext:value-type="float">
            <text:p>57.5660669154817</text:p>
          </table:table-cell>
          <table:table-cell table:formula="of:=[.H2]*1.5" office:value-type="float" office:value="86.3491003732225" calcext:value-type="float">
            <text:p>86.3491003732225</text:p>
          </table:table-cell>
          <table:table-cell table:formula="of:=1000*[.H2]/[.F2]" office:value-type="float" office:value="4.79717224295681" calcext:value-type="float">
            <text:p>4.79717224295681</text:p>
          </table:table-cell>
          <table:table-cell table:formula="of:=TRIM([.C2])" office:value-type="string" office:string-value="POR" calcext:value-type="string">
            <text:p>POR</text:p>
          </table:table-cell>
          <table:table-cell office:value-type="float" office:value="36.67" calcext:value-type="float">
            <text:p>36.6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Hassan Whiteside <text:s text:c="8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1.2996145560306" calcext:value-type="float">
            <text:p>1.2996145560306</text:p>
          </table:table-cell>
          <table:table-cell office:value-type="float" office:value="25.73" calcext:value-type="float">
            <text:p>25.73</text:p>
          </table:table-cell>
          <table:table-cell office:value-type="float" office:value="5800" calcext:value-type="float">
            <text:p>5800</text:p>
          </table:table-cell>
          <table:table-cell table:formula="of:=[.D3]*10000/[.F3]" office:value-type="float" office:value="2.2407147517769" calcext:value-type="float">
            <text:p>2.2407147517769</text:p>
          </table:table-cell>
          <table:table-cell table:formula="of:=[.D3]*[.E3]" office:value-type="float" office:value="33.4390825266673" calcext:value-type="float">
            <text:p>33.4390825266673</text:p>
          </table:table-cell>
          <table:table-cell table:formula="of:=[.H3]*1.5" office:value-type="float" office:value="50.158623790001" calcext:value-type="float">
            <text:p>50.158623790001</text:p>
          </table:table-cell>
          <table:table-cell table:formula="of:=1000*[.H3]/[.F3]" office:value-type="float" office:value="5.76535905632195" calcext:value-type="float">
            <text:p>5.76535905632195</text:p>
          </table:table-cell>
          <table:table-cell table:formula="of:=TRIM([.C3])" office:value-type="string" office:string-value="POR" calcext:value-type="string">
            <text:p>POR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POR</text:p>
          </table:table-cell>
          <table:table-cell table:formula="of:=SUMIF([.C2:.C40];[.N3];[.E2:.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usuf Nurkić <text:s text:c="12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1.23179608887645" calcext:value-type="float">
            <text:p>1.23179608887645</text:p>
          </table:table-cell>
          <table:table-cell office:value-type="float" office:value="35.22" calcext:value-type="float">
            <text:p>35.22</text:p>
          </table:table-cell>
          <table:table-cell office:value-type="float" office:value="10000" calcext:value-type="float">
            <text:p>10000</text:p>
          </table:table-cell>
          <table:table-cell table:formula="of:=[.D4]*10000/[.F4]" office:value-type="float" office:value="1.23179608887645" calcext:value-type="float">
            <text:p>1.23179608887645</text:p>
          </table:table-cell>
          <table:table-cell table:formula="of:=[.D4]*[.E4]" office:value-type="float" office:value="43.3838582502285" calcext:value-type="float">
            <text:p>43.3838582502285</text:p>
          </table:table-cell>
          <table:table-cell table:formula="of:=[.H4]*1.5" office:value-type="float" office:value="65.0757873753427" calcext:value-type="float">
            <text:p>65.0757873753427</text:p>
          </table:table-cell>
          <table:table-cell table:formula="of:=1000*[.H4]/[.F4]" office:value-type="float" office:value="4.33838582502285" calcext:value-type="float">
            <text:p>4.33838582502285</text:p>
          </table:table-cell>
          <table:table-cell table:formula="of:=TRIM([.C4])" office:value-type="string" office:string-value="POR" calcext:value-type="string">
            <text:p>POR</text:p>
          </table:table-cell>
          <table:table-cell office:value-type="float" office:value="17.07" calcext:value-type="float">
            <text:p>17.07</text:p>
          </table:table-cell>
          <table:table-cell/>
          <table:table-cell office:value-type="string" calcext:value-type="string">
            <text:p>LAL</text:p>
          </table:table-cell>
          <table:table-cell table:formula="of:=SUMIF([.C2:.C42];[.N4];[.E2: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CJ McCollum <text:s text:c="13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1.01032361758985" calcext:value-type="float">
            <text:p>1.01032361758985</text:p>
          </table:table-cell>
          <table:table-cell office:value-type="float" office:value="42.67" calcext:value-type="float">
            <text:p>42.67</text:p>
          </table:table-cell>
          <table:table-cell office:value-type="float" office:value="9000" calcext:value-type="float">
            <text:p>9000</text:p>
          </table:table-cell>
          <table:table-cell table:formula="of:=[.D5]*10000/[.F5]" office:value-type="float" office:value="1.12258179732206" calcext:value-type="float">
            <text:p>1.12258179732206</text:p>
          </table:table-cell>
          <table:table-cell table:formula="of:=[.D5]*[.E5]" office:value-type="float" office:value="43.110508762559" calcext:value-type="float">
            <text:p>43.110508762559</text:p>
          </table:table-cell>
          <table:table-cell table:formula="of:=[.H5]*1.5" office:value-type="float" office:value="64.6657631438385" calcext:value-type="float">
            <text:p>64.6657631438385</text:p>
          </table:table-cell>
          <table:table-cell table:formula="of:=1000*[.H5]/[.F5]" office:value-type="float" office:value="4.79005652917322" calcext:value-type="float">
            <text:p>4.79005652917322</text:p>
          </table:table-cell>
          <table:table-cell table:formula="of:=TRIM([.C5])" office:value-type="string" office:string-value="POR" calcext:value-type="string">
            <text:p>POR</text:p>
          </table:table-cell>
          <table:table-cell office:value-type="float" office:value="8.87" calcext:value-type="float">
            <text:p>8.8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Carmelo Anthony <text:s text:c="9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0.85601824279173" calcext:value-type="float">
            <text:p>0.85601824279173</text:p>
          </table:table-cell>
          <table:table-cell office:value-type="float" office:value="42.1" calcext:value-type="float">
            <text:p>42.1</text:p>
          </table:table-cell>
          <table:table-cell office:value-type="float" office:value="7400" calcext:value-type="float">
            <text:p>7400</text:p>
          </table:table-cell>
          <table:table-cell table:formula="of:=[.D6]*10000/[.F6]" office:value-type="float" office:value="1.15678140917801" calcext:value-type="float">
            <text:p>1.15678140917801</text:p>
          </table:table-cell>
          <table:table-cell table:style-name="ce2" table:formula="of:=[.D6]*[.E6]" office:value-type="float" office:value="36.0383680215318" calcext:value-type="float">
            <text:p>36.0383680215318</text:p>
          </table:table-cell>
          <table:table-cell table:formula="of:=[.H6]*1.5" office:value-type="float" office:value="54.0575520322978" calcext:value-type="float">
            <text:p>54.0575520322978</text:p>
          </table:table-cell>
          <table:table-cell table:formula="of:=1000*[.H6]/[.F6]" office:value-type="float" office:value="4.87004973263944" calcext:value-type="float">
            <text:p>4.87004973263944</text:p>
          </table:table-cell>
          <table:table-cell table:formula="of:=TRIM([.C6])" office:value-type="string" office:string-value="POR" calcext:value-type="string">
            <text:p>POR</text:p>
          </table:table-cell>
          <table:table-cell office:value-type="float" office:value="32.75" calcext:value-type="float">
            <text:p>32.7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ario Hezonja <text:s text:c="11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0.731722865060315" calcext:value-type="float">
            <text:p>0.731722865060315</text:p>
          </table:table-cell>
          <table:table-cell office:value-type="float" office:value="5.9" calcext:value-type="float">
            <text:p>5.9</text:p>
          </table:table-cell>
          <table:table-cell office:value-type="float" office:value="1600" calcext:value-type="float">
            <text:p>1600</text:p>
          </table:table-cell>
          <table:table-cell table:formula="of:=[.D7]*10000/[.F7]" office:value-type="float" office:value="4.57326790662697" calcext:value-type="float">
            <text:p>4.57326790662697</text:p>
          </table:table-cell>
          <table:table-cell table:formula="of:=[.D7]*[.E7]" office:value-type="float" office:value="4.31716490385586" calcext:value-type="float">
            <text:p>4.31716490385586</text:p>
          </table:table-cell>
          <table:table-cell table:formula="of:=[.H7]*1.5" office:value-type="float" office:value="6.47574735578379" calcext:value-type="float">
            <text:p>6.47574735578379</text:p>
          </table:table-cell>
          <table:table-cell table:formula="of:=1000*[.H7]/[.F7]" office:value-type="float" office:value="2.69822806490991" calcext:value-type="float">
            <text:p>2.69822806490991</text:p>
          </table:table-cell>
          <table:table-cell table:formula="of:=TRIM([.C7])" office:value-type="string" office:string-value="POR" calcext:value-type="string">
            <text:p>POR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nfernee Simons <text:s text:c="9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0.677657763020564" calcext:value-type="float">
            <text:p>0.677657763020564</text:p>
          </table:table-cell>
          <table:table-cell office:value-type="float" office:value="13.95" calcext:value-type="float">
            <text:p>13.95</text:p>
          </table:table-cell>
          <table:table-cell office:value-type="float" office:value="2400" calcext:value-type="float">
            <text:p>2400</text:p>
          </table:table-cell>
          <table:table-cell table:formula="of:=[.D8]*10000/[.F8]" office:value-type="float" office:value="2.82357401258568" calcext:value-type="float">
            <text:p>2.82357401258568</text:p>
          </table:table-cell>
          <table:table-cell table:formula="of:=[.D8]*[.E8]" office:value-type="float" office:value="9.45332579413686" calcext:value-type="float">
            <text:p>9.45332579413686</text:p>
          </table:table-cell>
          <table:table-cell table:formula="of:=[.H8]*1.5" office:value-type="float" office:value="14.1799886912053" calcext:value-type="float">
            <text:p>14.1799886912053</text:p>
          </table:table-cell>
          <table:table-cell table:formula="of:=1000*[.H8]/[.F8]" office:value-type="float" office:value="3.93888574755703" calcext:value-type="float">
            <text:p>3.93888574755703</text:p>
          </table:table-cell>
          <table:table-cell table:formula="of:=TRIM([.C8])" office:value-type="string" office:string-value="POR" calcext:value-type="string">
            <text:p>POR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Wenyen Gabriel <text:s text:c="10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0.672195438932068" calcext:value-type="float">
            <text:p>0.672195438932068</text:p>
          </table:table-cell>
          <table:table-cell office:value-type="float" office:value="4.45" calcext:value-type="float">
            <text:p>4.45</text:p>
          </table:table-cell>
          <table:table-cell office:value-type="float" office:value="2800" calcext:value-type="float">
            <text:p>2800</text:p>
          </table:table-cell>
          <table:table-cell table:formula="of:=[.D9]*10000/[.F9]" office:value-type="float" office:value="2.40069799618596" calcext:value-type="float">
            <text:p>2.40069799618596</text:p>
          </table:table-cell>
          <table:table-cell table:formula="of:=[.D9]*[.E9]" office:value-type="float" office:value="2.9912697032477" calcext:value-type="float">
            <text:p>2.9912697032477</text:p>
          </table:table-cell>
          <table:table-cell table:formula="of:=[.H9]*1.5" office:value-type="float" office:value="4.48690455487156" calcext:value-type="float">
            <text:p>4.48690455487156</text:p>
          </table:table-cell>
          <table:table-cell table:formula="of:=1000*[.H9]/[.F9]" office:value-type="float" office:value="1.06831060830275" calcext:value-type="float">
            <text:p>1.06831060830275</text:p>
          </table:table-cell>
          <table:table-cell table:formula="of:=TRIM([.C9])" office:value-type="string" office:string-value="POR" calcext:value-type="string">
            <text:p>POR</text:p>
          </table:table-cell>
          <table:table-cell office:value-type="float" office:value="25.83" calcext:value-type="float">
            <text:p>25.83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Gary Trent <text:s text:c="14"/></text:p>
          </table:table-cell>
          <table:table-cell office:value-type="string" calcext:value-type="string">
            <text:p><text:s/>POR <text:s text:c="7"/></text:p>
          </table:table-cell>
          <table:table-cell office:value-type="float" office:value="0.653446467147891" calcext:value-type="float">
            <text:p>0.653446467147891</text:p>
          </table:table-cell>
          <table:table-cell office:value-type="float" office:value="26.78" calcext:value-type="float">
            <text:p>26.78</text:p>
          </table:table-cell>
          <table:table-cell office:value-type="float" office:value="5200" calcext:value-type="float">
            <text:p>5200</text:p>
          </table:table-cell>
          <table:table-cell table:formula="of:=[.D10]*10000/[.F10]" office:value-type="float" office:value="1.25662782143825" calcext:value-type="float">
            <text:p>1.25662782143825</text:p>
          </table:table-cell>
          <table:table-cell table:formula="of:=[.D10]*[.E10]" office:value-type="float" office:value="17.4992963902205" calcext:value-type="float">
            <text:p>17.4992963902205</text:p>
          </table:table-cell>
          <table:table-cell table:formula="of:=[.H10]*1.5" office:value-type="float" office:value="26.2489445853308" calcext:value-type="float">
            <text:p>26.2489445853308</text:p>
          </table:table-cell>
          <table:table-cell table:formula="of:=1000*[.H10]/[.F10]" office:value-type="float" office:value="3.36524930581164" calcext:value-type="float">
            <text:p>3.36524930581164</text:p>
          </table:table-cell>
          <table:table-cell table:formula="of:=TRIM([.C10])" office:value-type="string" office:string-value="POR" calcext:value-type="string">
            <text:p>POR</text:p>
          </table:table-cell>
          <table:table-cell office:value-type="float" office:value="15.25" calcext:value-type="float">
            <text:p>15.2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LeBron James <text:s text:c="12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54274092182184" calcext:value-type="float">
            <text:p>1.54274092182184</text:p>
          </table:table-cell>
          <table:table-cell office:value-type="float" office:value="34.48" calcext:value-type="float">
            <text:p>34.48</text:p>
          </table:table-cell>
          <table:table-cell office:value-type="float" office:value="11600" calcext:value-type="float">
            <text:p>11600</text:p>
          </table:table-cell>
          <table:table-cell table:formula="of:=[.D11]*10000/[.F11]" office:value-type="float" office:value="1.32994907053607" calcext:value-type="float">
            <text:p>1.32994907053607</text:p>
          </table:table-cell>
          <table:table-cell table:formula="of:=[.D11]*[.E11]" office:value-type="float" office:value="53.1937069844171" calcext:value-type="float">
            <text:p>53.1937069844171</text:p>
          </table:table-cell>
          <table:table-cell table:formula="of:=[.H11]*1.5" office:value-type="float" office:value="79.7905604766257" calcext:value-type="float">
            <text:p>79.7905604766257</text:p>
          </table:table-cell>
          <table:table-cell table:formula="of:=1000*[.H11]/[.F11]" office:value-type="float" office:value="4.58566439520838" calcext:value-type="float">
            <text:p>4.58566439520838</text:p>
          </table:table-cell>
          <table:table-cell table:formula="of:=TRIM([.C11])" office:value-type="string" office:string-value="LAL" calcext:value-type="string">
            <text:p>LAL</text:p>
          </table:table-cell>
          <table:table-cell office:value-type="float" office:value="43.9" calcext:value-type="float">
            <text:p>43.9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nthony Davis <text:s text:c="11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44284056896856" calcext:value-type="float">
            <text:p>1.44284056896856</text:p>
          </table:table-cell>
          <table:table-cell office:value-type="float" office:value="40.55" calcext:value-type="float">
            <text:p>40.55</text:p>
          </table:table-cell>
          <table:table-cell office:value-type="float" office:value="11200" calcext:value-type="float">
            <text:p>11200</text:p>
          </table:table-cell>
          <table:table-cell table:formula="of:=[.D12]*10000/[.F12]" office:value-type="float" office:value="1.28825050800765" calcext:value-type="float">
            <text:p>1.28825050800765</text:p>
          </table:table-cell>
          <table:table-cell table:formula="of:=[.D12]*[.E12]" office:value-type="float" office:value="58.5071850716753" calcext:value-type="float">
            <text:p>58.5071850716753</text:p>
          </table:table-cell>
          <table:table-cell table:formula="of:=[.H12]*1.5" office:value-type="float" office:value="87.7607776075129" calcext:value-type="float">
            <text:p>87.7607776075129</text:p>
          </table:table-cell>
          <table:table-cell table:formula="of:=1000*[.H12]/[.F12]" office:value-type="float" office:value="5.223855809971" calcext:value-type="float">
            <text:p>5.223855809971</text:p>
          </table:table-cell>
          <table:table-cell table:formula="of:=TRIM([.C12])" office:value-type="string" office:string-value="LAL" calcext:value-type="string">
            <text:p>LAL</text:p>
          </table:table-cell>
          <table:table-cell office:value-type="float" office:value="38.03" calcext:value-type="float">
            <text:p>38.03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aVale McGee <text:s text:c="12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8251287273514" calcext:value-type="float">
            <text:p>1.08251287273514</text:p>
          </table:table-cell>
          <table:table-cell office:value-type="float" office:value="14.23" calcext:value-type="float">
            <text:p>14.23</text:p>
          </table:table-cell>
          <table:table-cell office:value-type="float" office:value="3800" calcext:value-type="float">
            <text:p>3800</text:p>
          </table:table-cell>
          <table:table-cell table:formula="of:=[.D13]*10000/[.F13]" office:value-type="float" office:value="2.84871808614509" calcext:value-type="float">
            <text:p>2.84871808614509</text:p>
          </table:table-cell>
          <table:table-cell table:style-name="ce2" table:formula="of:=[.D13]*[.E13]" office:value-type="float" office:value="15.404158179021" calcext:value-type="float">
            <text:p>15.404158179021</text:p>
          </table:table-cell>
          <table:table-cell table:formula="of:=[.H13]*1.5" office:value-type="float" office:value="23.1062372685315" calcext:value-type="float">
            <text:p>23.1062372685315</text:p>
          </table:table-cell>
          <table:table-cell table:formula="of:=1000*[.H13]/[.F13]" office:value-type="float" office:value="4.05372583658447" calcext:value-type="float">
            <text:p>4.05372583658447</text:p>
          </table:table-cell>
          <table:table-cell table:formula="of:=TRIM([.C13])" office:value-type="string" office:string-value="LAL" calcext:value-type="string">
            <text:p>LAL</text:p>
          </table:table-cell>
          <table:table-cell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wight Howard <text:s text:c="11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5248493558048" calcext:value-type="float">
            <text:p>1.05248493558048</text:p>
          </table:table-cell>
          <table:table-cell office:value-type="float" office:value="16.98" calcext:value-type="float">
            <text:p>16.98</text:p>
          </table:table-cell>
          <table:table-cell office:value-type="float" office:value="4200" calcext:value-type="float">
            <text:p>4200</text:p>
          </table:table-cell>
          <table:table-cell table:formula="of:=[.D14]*10000/[.F14]" office:value-type="float" office:value="2.50591651328686" calcext:value-type="float">
            <text:p>2.50591651328686</text:p>
          </table:table-cell>
          <table:table-cell table:formula="of:=[.D14]*[.E14]" office:value-type="float" office:value="17.8711942061565" calcext:value-type="float">
            <text:p>17.8711942061565</text:p>
          </table:table-cell>
          <table:table-cell table:formula="of:=[.H14]*1.5" office:value-type="float" office:value="26.8067913092348" calcext:value-type="float">
            <text:p>26.8067913092348</text:p>
          </table:table-cell>
          <table:table-cell table:formula="of:=1000*[.H14]/[.F14]" office:value-type="float" office:value="4.25504623956108" calcext:value-type="float">
            <text:p>4.25504623956108</text:p>
          </table:table-cell>
          <table:table-cell table:formula="of:=TRIM([.C14])" office:value-type="string" office:string-value="LAL" calcext:value-type="string">
            <text:p>LAL</text:p>
          </table:table-cell>
          <table:table-cell office:value-type="float" office:value="19.68" calcext:value-type="float">
            <text:p>19.68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yle Kuzma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860079931783366" calcext:value-type="float">
            <text:p>0.860079931783366</text:p>
          </table:table-cell>
          <table:table-cell office:value-type="float" office:value="22.95" calcext:value-type="float">
            <text:p>22.95</text:p>
          </table:table-cell>
          <table:table-cell office:value-type="float" office:value="6600" calcext:value-type="float">
            <text:p>6600</text:p>
          </table:table-cell>
          <table:table-cell table:formula="of:=[.D15]*10000/[.F15]" office:value-type="float" office:value="1.30315141179298" calcext:value-type="float">
            <text:p>1.30315141179298</text:p>
          </table:table-cell>
          <table:table-cell table:formula="of:=[.D15]*[.E15]" office:value-type="float" office:value="19.7388344344283" calcext:value-type="float">
            <text:p>19.7388344344283</text:p>
          </table:table-cell>
          <table:table-cell table:formula="of:=[.H15]*1.5" office:value-type="float" office:value="29.6082516516424" calcext:value-type="float">
            <text:p>29.6082516516424</text:p>
          </table:table-cell>
          <table:table-cell table:formula="of:=1000*[.H15]/[.F15]" office:value-type="float" office:value="2.99073249006489" calcext:value-type="float">
            <text:p>2.99073249006489</text:p>
          </table:table-cell>
          <table:table-cell table:formula="of:=TRIM([.C15])" office:value-type="string" office:string-value="LAL" calcext:value-type="string">
            <text:p>LAL</text:p>
          </table:table-cell>
          <table:table-cell office:value-type="float" office:value="32.92" calcext:value-type="float">
            <text:p>32.92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arkieff Morris <text:s text:c="9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68391990290777" calcext:value-type="float">
            <text:p>0.768391990290777</text:p>
          </table:table-cell>
          <table:table-cell office:value-type="float" office:value="15.28" calcext:value-type="float">
            <text:p>15.28</text:p>
          </table:table-cell>
          <table:table-cell office:value-type="float" office:value="3400" calcext:value-type="float">
            <text:p>3400</text:p>
          </table:table-cell>
          <table:table-cell table:formula="of:=[.D16]*10000/[.F16]" office:value-type="float" office:value="2.2599764420317" calcext:value-type="float">
            <text:p>2.2599764420317</text:p>
          </table:table-cell>
          <table:table-cell table:formula="of:=[.D16]*[.E16]" office:value-type="float" office:value="11.7410296116431" calcext:value-type="float">
            <text:p>11.7410296116431</text:p>
          </table:table-cell>
          <table:table-cell table:formula="of:=[.H16]*1.5" office:value-type="float" office:value="17.6115444174646" calcext:value-type="float">
            <text:p>17.6115444174646</text:p>
          </table:table-cell>
          <table:table-cell table:formula="of:=1000*[.H16]/[.F16]" office:value-type="float" office:value="3.45324400342443" calcext:value-type="float">
            <text:p>3.45324400342443</text:p>
          </table:table-cell>
          <table:table-cell table:formula="of:=TRIM([.C16])" office:value-type="string" office:string-value="LAL" calcext:value-type="string">
            <text:p>LAL</text:p>
          </table:table-cell>
          <table:table-cell office:value-type="float" office:value="12.43" calcext:value-type="float">
            <text:p>12.43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anny Green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7114194304159" calcext:value-type="float">
            <text:p>0.717114194304159</text:p>
          </table:table-cell>
          <table:table-cell office:value-type="float" office:value="31.8" calcext:value-type="float">
            <text:p>31.8</text:p>
          </table:table-cell>
          <table:table-cell office:value-type="float" office:value="4800" calcext:value-type="float">
            <text:p>4800</text:p>
          </table:table-cell>
          <table:table-cell table:formula="of:=[.D17]*10000/[.F17]" office:value-type="float" office:value="1.49398790480033" calcext:value-type="float">
            <text:p>1.49398790480033</text:p>
          </table:table-cell>
          <table:table-cell table:formula="of:=[.D17]*[.E17]" office:value-type="float" office:value="22.8042313788723" calcext:value-type="float">
            <text:p>22.8042313788723</text:p>
          </table:table-cell>
          <table:table-cell table:formula="of:=[.H17]*1.5" office:value-type="float" office:value="34.2063470683084" calcext:value-type="float">
            <text:p>34.2063470683084</text:p>
          </table:table-cell>
          <table:table-cell table:formula="of:=1000*[.H17]/[.F17]" office:value-type="float" office:value="4.75088153726506" calcext:value-type="float">
            <text:p>4.75088153726506</text:p>
          </table:table-cell>
          <table:table-cell table:formula="of:=TRIM([.C17])" office:value-type="string" office:string-value="LAL" calcext:value-type="string">
            <text:p>LAL</text:p>
          </table:table-cell>
          <table:table-cell office:value-type="float" office:value="36.68" calcext:value-type="float">
            <text:p>36.68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lex Caruso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5793210006878" calcext:value-type="float">
            <text:p>0.715793210006878</text:p>
          </table:table-cell>
          <table:table-cell office:value-type="float" office:value="26.77" calcext:value-type="float">
            <text:p>26.77</text:p>
          </table:table-cell>
          <table:table-cell office:value-type="float" office:value="4000" calcext:value-type="float">
            <text:p>4000</text:p>
          </table:table-cell>
          <table:table-cell table:formula="of:=[.D18]*10000/[.F18]" office:value-type="float" office:value="1.7894830250172" calcext:value-type="float">
            <text:p>1.7894830250172</text:p>
          </table:table-cell>
          <table:table-cell table:formula="of:=[.D18]*[.E18]" office:value-type="float" office:value="19.1617842318841" calcext:value-type="float">
            <text:p>19.1617842318841</text:p>
          </table:table-cell>
          <table:table-cell table:formula="of:=[.H18]*1.5" office:value-type="float" office:value="28.7426763478262" calcext:value-type="float">
            <text:p>28.7426763478262</text:p>
          </table:table-cell>
          <table:table-cell table:formula="of:=1000*[.H18]/[.F18]" office:value-type="float" office:value="4.79044605797103" calcext:value-type="float">
            <text:p>4.79044605797103</text:p>
          </table:table-cell>
          <table:table-cell table:formula="of:=TRIM([.C18])" office:value-type="string" office:string-value="LAL" calcext:value-type="string">
            <text:p>LAL</text:p>
          </table:table-cell>
          <table:table-cell office:value-type="float" office:value="20.92" calcext:value-type="float">
            <text:p>20.92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entavious Caldwell-Pope 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646096205244613" calcext:value-type="float">
            <text:p>0.646096205244613</text:p>
          </table:table-cell>
          <table:table-cell office:value-type="float" office:value="28.25" calcext:value-type="float">
            <text:p>28.25</text:p>
          </table:table-cell>
          <table:table-cell office:value-type="float" office:value="4400" calcext:value-type="float">
            <text:p>4400</text:p>
          </table:table-cell>
          <table:table-cell table:formula="of:=[.D19]*10000/[.F19]" office:value-type="float" office:value="1.46840046646503" calcext:value-type="float">
            <text:p>1.46840046646503</text:p>
          </table:table-cell>
          <table:table-cell table:formula="of:=[.D19]*[.E19]" office:value-type="float" office:value="18.2522177981603" calcext:value-type="float">
            <text:p>18.2522177981603</text:p>
          </table:table-cell>
          <table:table-cell table:formula="of:=[.H19]*1.5" office:value-type="float" office:value="27.3783266972405" calcext:value-type="float">
            <text:p>27.3783266972405</text:p>
          </table:table-cell>
          <table:table-cell table:formula="of:=1000*[.H19]/[.F19]" office:value-type="float" office:value="4.14823131776371" calcext:value-type="float">
            <text:p>4.14823131776371</text:p>
          </table:table-cell>
          <table:table-cell table:formula="of:=TRIM([.C19])" office:value-type="string" office:string-value="LAL" calcext:value-type="string">
            <text:p>LAL</text:p>
          </table:table-cell>
          <table:table-cell office:value-type="float" office:value="11.45" calcext:value-type="float">
            <text:p>11.4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.R. Smith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29783547008271" calcext:value-type="float">
            <text:p>0.29783547008271</text:p>
          </table:table-cell>
          <table:table-cell office:value-type="float" office:value="8.7" calcext:value-type="float">
            <text:p>8.7</text:p>
          </table:table-cell>
          <table:table-cell office:value-type="float" office:value="1800" calcext:value-type="float">
            <text:p>1800</text:p>
          </table:table-cell>
          <table:table-cell table:formula="of:=[.D20]*10000/[.F20]" office:value-type="float" office:value="1.6546415004595" calcext:value-type="float">
            <text:p>1.6546415004595</text:p>
          </table:table-cell>
          <table:table-cell table:formula="of:=[.D20]*[.E20]" office:value-type="float" office:value="2.59116858971957" calcext:value-type="float">
            <text:p>2.59116858971957</text:p>
          </table:table-cell>
          <table:table-cell table:formula="of:=[.H20]*1.5" office:value-type="float" office:value="3.88675288457936" calcext:value-type="float">
            <text:p>3.88675288457936</text:p>
          </table:table-cell>
          <table:table-cell table:formula="of:=1000*[.H20]/[.F20]" office:value-type="float" office:value="1.43953810539976" calcext:value-type="float">
            <text:p>1.43953810539976</text:p>
          </table:table-cell>
          <table:table-cell table:formula="of:=TRIM([.C20])" office:value-type="string" office:string-value="LAL" calcext:value-type="string">
            <text:p>LAL</text:p>
          </table:table-cell>
          <table:table-cell office:value-type="float" office:value="43.87" calcext:value-type="float">
            <text:p>43.8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formula="of:=0.75*290000" office:value-type="float" office:value="217500" calcext:value-type="float">
            <text:p>21750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0.75*280000" office:value-type="float" office:value="210000" calcext:value-type="float">
            <text:p>2100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L20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0:37:18.701994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4T20:40:30.578760272</dc:date>
    <meta:editing-duration>P1DT16H15M57S</meta:editing-duration>
    <meta:editing-cycles>12</meta:editing-cycles>
    <meta:generator>LibreOffice/6.3.5.2$Linux_X86_64 LibreOffice_project/30$Build-2</meta:generator>
    <meta:document-statistic meta:table-count="1" meta:cell-count="244" meta:object-count="0"/>
  </office:meta>
</office:document-meta>
</file>